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 style:writing-mode="lr-tb"/>
    </style:style>
    <style:style style:name="P2" style:family="paragraph" style:parent-style-name="Text_20_body" style:list-style-name="L1">
      <style:paragraph-properties style:writing-mode="lr-tb"/>
    </style:style>
    <style:style style:name="P3" style:family="paragraph" style:parent-style-name="Text_20_body" style:list-style-name="L2">
      <style:paragraph-properties fo:margin-top="0in" fo:margin-bottom="0in" style:contextual-spacing="false" style:writing-mode="lr-tb"/>
    </style:style>
    <style:style style:name="P4" style:family="paragraph" style:parent-style-name="Text_20_body" style:list-style-name="L2">
      <style:paragraph-properties style:writing-mode="lr-tb"/>
    </style:style>
    <style:style style:name="P5" style:family="paragraph" style:parent-style-name="Text_20_body" style:list-style-name="L3">
      <style:paragraph-properties fo:margin-top="0in" fo:margin-bottom="0in" style:contextual-spacing="false" style:writing-mode="lr-tb"/>
    </style:style>
    <style:style style:name="P6" style:family="paragraph" style:parent-style-name="Text_20_body" style:list-style-name="L3">
      <style:paragraph-properties style:writing-mode="lr-tb"/>
    </style:style>
    <style:style style:name="P7" style:family="paragraph" style:parent-style-name="Text_20_body" style:list-style-name="L4">
      <style:paragraph-properties fo:margin-top="0in" fo:margin-bottom="0in" style:contextual-spacing="false" style:writing-mode="lr-tb"/>
    </style:style>
    <style:style style:name="P8" style:family="paragraph" style:parent-style-name="Text_20_body" style:list-style-name="L4">
      <style:paragraph-properties style:writing-mode="lr-tb"/>
    </style:style>
    <style:style style:name="P9" style:family="paragraph" style:parent-style-name="Text_20_body" style:list-style-name="L5">
      <style:paragraph-properties fo:margin-top="0in" fo:margin-bottom="0in" style:contextual-spacing="false" style:writing-mode="lr-tb"/>
    </style:style>
    <style:style style:name="P10" style:family="paragraph" style:parent-style-name="Text_20_body" style:list-style-name="L5">
      <style:paragraph-properties style:writing-mode="lr-tb"/>
    </style:style>
    <style:style style:name="P11" style:family="paragraph" style:parent-style-name="Text_20_body">
      <style:paragraph-properties style:writing-mode="lr-t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The Inventory Management System</text:h>
      <text:p text:style-name="Standard"/>
      <text:p text:style-name="Standard"/>
      <text:p text:style-name="Text_20_body">Managing inventory can be a time-consuming and complex task. The Inventory Management System (IMS) steps in as your digital hero, offering a centralized platform to manage products, suppliers, purchases, and sales. This translates to:</text:p>
      <text:list xml:id="list1885120748" text:style-name="L1">
        <text:list-item>
          <text:p text:style-name="P1"><text:span text:style-name="Strong_20_Emphasis">Effortless Inventory Control:</text:span> Gain real-time visibility into your stock levels, preventing costly stockouts and overstocking. </text:p>
        </text:list-item>
        <text:list-item>
          <text:p text:style-name="P1"><text:span text:style-name="Strong_20_Emphasis">Improved Efficiency:</text:span> Automate manual tasks and streamline workflows, freeing up your valuable time for other crucial areas. </text:p>
        </text:list-item>
        <text:list-item>
          <text:p text:style-name="P2"><text:span text:style-name="Strong_20_Emphasis">Enhanced Decision-Making:</text:span> Data-driven insights empower you to make informed decisions about your inventory, maximizing profits and minimizing risks. </text:p>
        </text:list-item>
      </text:list>
      <text:p text:style-name="P11"><text:span text:style-name="Strong_20_Emphasis">A System Built for You</text:span></text:p>
      <text:p text:style-name="P11">The IMS offers a comprehensive suite of features, all designed to meet your inventory management needs:</text:p>
      <text:list xml:id="list93823628" text:style-name="L2">
        <text:list-item>
          <text:p text:style-name="P3"><text:span text:style-name="Strong_20_Emphasis">Product Management:</text:span> Add new products, update existing details, and easily track product information. </text:p>
        </text:list-item>
        <text:list-item>
          <text:p text:style-name="P3"><text:span text:style-name="Strong_20_Emphasis">Purchase Management:</text:span> Record new purchases, track purchase orders, and update inventory levels as you receive stock. </text:p>
        </text:list-item>
        <text:list-item>
          <text:p text:style-name="P3"><text:span text:style-name="Strong_20_Emphasis">Sales Management:</text:span> Record sales transactions, update stock levels accordingly, and gain valuable sales data. </text:p>
        </text:list-item>
        <text:list-item>
          <text:p text:style-name="P3"><text:span text:style-name="Strong_20_Emphasis">Supplier Management:</text:span> Maintain a centralized database of your suppliers, including contact information and purchase history. </text:p>
        </text:list-item>
        <text:list-item>
          <text:p text:style-name="P4"><text:span text:style-name="Strong_20_Emphasis">User Management:</text:span> Assign different access levels to users, ensuring data security and role-based control. </text:p>
        </text:list-item>
      </text:list>
      <text:p text:style-name="P11"><text:span text:style-name="Strong_20_Emphasis">Behind the Scenes: Functionality and Security</text:span></text:p>
      <text:p text:style-name="P11">Built with Python, the IMS offers a user-friendly interface accessible through a command-line menu. This allows you to:</text:p>
      <text:list xml:id="list590372807" text:style-name="L3">
        <text:list-item>
          <text:p text:style-name="P5"><text:span text:style-name="Strong_20_Emphasis">Add, Update, and Delete:</text:span> Effortlessly manage product and supplier information, purchases, and sales data. </text:p>
        </text:list-item>
        <text:list-item>
          <text:p text:style-name="P6"><text:span text:style-name="Strong_20_Emphasis">Gain Insights:</text:span> View reports and track inventory levels, identifying trends and optimizing stock management. </text:p>
        </text:list-item>
      </text:list>
      <text:p text:style-name="P11"><text:span text:style-name="Strong_20_Emphasis">Security is a Priority:</text:span></text:p>
      <text:p text:style-name="P11">The IMS prioritizes data security with features like:</text:p>
      <text:list xml:id="list71595924" text:style-name="L4">
        <text:list-item>
          <text:p text:style-name="P7"><text:span text:style-name="Strong_20_Emphasis">User Authentication:</text:span> Only authorized users can access the system using valid credentials. </text:p>
        </text:list-item>
        <text:list-item>
          <text:p text:style-name="P8"><text:span text:style-name="Strong_20_Emphasis">Role-Based Access Control:</text:span> Different user roles have varying permissions, ensuring data integrity and preventing unauthorized access. </text:p>
        </text:list-item>
      </text:list>
      <text:p text:style-name="P11"><text:soft-page-break/><text:span text:style-name="Strong_20_Emphasis">Looking Ahead: Continuous Improvement</text:span></text:p>
      <text:p text:style-name="P11">The IMS is designed to evolve alongside your business. Future enhancements could include:</text:p>
      <text:list xml:id="list3043950136" text:style-name="L5">
        <text:list-item>
          <text:p text:style-name="P9"><text:span text:style-name="Strong_20_Emphasis">Reporting and Analytics:</text:span> Gain deeper insights with reports on sales trends, low-stock alerts, and supplier performance. </text:p>
        </text:list-item>
        <text:list-item>
          <text:p text:style-name="P9"><text:span text:style-name="Strong_20_Emphasis">Barcode Integration:</text:span> Speed up product tracking and management through barcode scanning technology. </text:p>
        </text:list-item>
        <text:list-item>
          <text:p text:style-name="P9"><text:span text:style-name="Strong_20_Emphasis">Inventory Forecasting:</text:span> Predict future demand and optimize stock levels with forecasting algorithms. </text:p>
        </text:list-item>
        <text:list-item>
          <text:p text:style-name="P9"><text:span text:style-name="Strong_20_Emphasis">Multi-Location Support:</text:span> Manage inventory across multiple warehouses or stores with ease. </text:p>
        </text:list-item>
        <text:list-item>
          <text:p text:style-name="P9"><text:span text:style-name="Strong_20_Emphasis">Mobile App:</text:span> Access and manage your inventory remotely with a convenient mobile app. </text:p>
        </text:list-item>
        <text:list-item>
          <text:p text:style-name="P10"><text:span text:style-name="Strong_20_Emphasis">Accounting Software Integration:</text:span> Streamline financial data by integrating the IMS with your accounting software. </text:p>
        </text:list-item>
      </text:list>
      <text:p text:style-name="P11"><text:span text:style-name="Strong_20_Emphasis">Conclusion:</text:span></text:p>
      <text:p text:style-name="P11">The Inventory Management System empowers you to take control of your stock, streamline operations, and gain valuable insights. Its modular design and future expansion possibilities ensure a system that grows and adapts to your ever-changing inventory management needs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7T03:46:23.761829312</meta:creation-date>
    <dc:date>2024-03-27T03:49:10.212639191</dc:date>
    <meta:editing-duration>PT2M47S</meta:editing-duration>
    <meta:editing-cycles>1</meta:editing-cycles>
    <meta:document-statistic meta:table-count="0" meta:image-count="0" meta:object-count="0" meta:page-count="2" meta:paragraph-count="30" meta:word-count="425" meta:character-count="3049" meta:non-whitespace-character-count="2654"/>
    <meta:generator>LibreOffice/7.3.7.2$Linux_X86_64 LibreOffice_project/30$Build-2</meta:generator>
  </office:meta>
</office:document-meta>
</file>